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UrlProviderJavaConfigTests.resolvePath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fig.addResourceHandlers( Resource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UrlProviderJavaConfigTests.resolvePathWithServletMappedBy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UrlProviderJavaConfi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urceUrlProviderJavaConfigTests.resolvePathWithServletMappedA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Servlet.doGe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rlProviderJavaConfigTests.resolvePublicResourceUr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